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table:number-columns-repeated="8" office:value-type="string">
            <text:p>$BODY <text:s text:c="2"/>.ALG</text:p>
          </table:table-cell>
          <table:table-cell table:number-columns-repeated="1016"/>
        </table:table-row>
        <table:table-row table:style-name="ro1">
          <table:table-cell office:value-type="string">
            <text:p>$LOGO <text:s text:c="2"/>.UK2</text:p>
          </table:table-cell>
          <table:table-cell table:number-columns-repeated="1023"/>
        </table:table-row>
        <table:table-row table:style-name="ro1">
          <table:table-cell office:value-type="string">
            <text:p>BIXOFT <text:s/>.UKT</text:p>
          </table:table-cell>
          <table:table-cell office:value-type="string">
            <text:p>CREDITS .UKT</text:p>
          </table:table-cell>
          <table:table-cell office:value-type="string">
            <text:p>HLASM <text:s text:c="2"/>.UKT</text:p>
          </table:table-cell>
          <table:table-cell office:value-type="string">
            <text:p>INDEX <text:s text:c="2"/>.UKT</text:p>
          </table:table-cell>
          <table:table-cell office:value-type="string">
            <text:p>SITEMAP .UKT</text:p>
          </table:table-cell>
          <table:table-cell office:value-type="string">
            <text:p>STATUS <text:s/>.UKT</text:p>
          </table:table-cell>
          <table:table-cell office:value-type="string">
            <text:p>TRANSLAT.UKT</text:p>
          </table:table-cell>
          <table:table-cell office:value-type="string">
            <text:p>WHATSNEW.UK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ITEMAP .UK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$SITEMAP.*</text:p>
          </table:table-cell>
          <table:table-cell office:value-type="string">
            <text:p>STATUS <text:s/>.UK*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ITEMAP .UK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ITEMAP .UK3</text:p>
          </table:table-cell>
          <table:table-cell table:number-columns-repeated="1019"/>
        </table:table-row>
        <table:table-row table:style-name="ro1">
          <table:table-cell office:value-type="string">
            <text:p>$FLAGSB .UK</text:p>
          </table:table-cell>
          <table:table-cell table:style-name="Default"/>
          <table:table-cell table:number-columns-repeated="2" office:value-type="string">
            <text:p>$FLAGSH .UK</text:p>
          </table:table-cell>
          <table:table-cell table:number-columns-repeated="1020"/>
        </table:table-row>
        <table:table-row table:style-name="ro1">
          <table:table-cell office:value-type="string">
            <text:p>$HR <text:s text:c="4"/>.ALG</text:p>
          </table:table-cell>
          <table:table-cell office:value-type="string">
            <text:p>$HR80 <text:s text:c="2"/>.ALG</text:p>
          </table:table-cell>
          <table:table-cell/>
          <table:table-cell office:value-type="string">
            <text:p>$P <text:s text:c="5"/>.ALG</text:p>
          </table:table-cell>
          <table:table-cell table:number-columns-repeated="3" office:value-type="string">
            <text:p>$HR80 <text:s text:c="2"/>.ALG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office:value-type="string">
            <text:p>$FLAGSB .UK</text:p>
          </table:table-cell>
          <table:table-cell table:number-columns-repeated="1020"/>
        </table:table-row>
        <table:table-row table:style-name="ro1">
          <table:table-cell office:value-type="string">
            <text:p>$EMAIL <text:s/>.UK</text:p>
          </table:table-cell>
          <table:table-cell table:number-columns-repeated="2"/>
          <table:table-cell office:value-type="string">
            <text:p>$EMAIL <text:s/>.UK1</text:p>
          </table:table-cell>
          <table:table-cell table:number-columns-repeated="3"/>
          <table:table-cell office:value-type="string">
            <text:p>$EMAIL <text:s/>.UK1</text:p>
          </table:table-cell>
          <table:table-cell table:number-columns-repeated="1016"/>
        </table:table-row>
        <table:table-row table:style-name="ro1">
          <table:table-cell office:value-type="string">
            <text:p>BIXOFT <text:s/>.UKL</text:p>
          </table:table-cell>
          <table:table-cell office:value-type="string">
            <text:p>CREDITS .UKL</text:p>
          </table:table-cell>
          <table:table-cell office:value-type="string">
            <text:p>HLASM <text:s text:c="2"/>.UKL</text:p>
          </table:table-cell>
          <table:table-cell office:value-type="string">
            <text:p>INDEX <text:s text:c="2"/>.UKL</text:p>
          </table:table-cell>
          <table:table-cell office:value-type="string">
            <text:p>SITEMAP .UKL</text:p>
          </table:table-cell>
          <table:table-cell office:value-type="string">
            <text:p>STATUS <text:s/>.UKL</text:p>
          </table:table-cell>
          <table:table-cell office:value-type="string">
            <text:p>TRANSLAT.UKL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>
            <text:p>$EMAIL <text:s/>.UK1</text:p>
          </table:table-cell>
          <table:table-cell table:number-columns-repeated="2"/>
          <table:table-cell table:number-columns-repeated="3" office:value-type="string">
            <text:p>$EMAIL <text:s/>.UK1</text:p>
          </table:table-cell>
          <table:table-cell table:number-columns-repeated="1017"/>
        </table:table-row>
        <table:table-row table:style-name="ro1">
          <table:table-cell table:number-columns-repeated="8" office:value-type="string">
            <text:p>$WEBRING.UKL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CREDITS .UKF</text:p>
          </table:table-cell>
          <table:table-cell office:value-type="string">
            <text:p>HLASM <text:s text:c="2"/>.UKF</text:p>
          </table:table-cell>
          <table:table-cell office:value-type="string">
            <text:p>INDEX <text:s text:c="2"/>.UKF</text:p>
          </table:table-cell>
          <table:table-cell office:value-type="string">
            <text:p>SITEMAP .UKF</text:p>
          </table:table-cell>
          <table:table-cell office:value-type="string">
            <text:p>STATUS <text:s/>.UKF</text:p>
          </table:table-cell>
          <table:table-cell office:value-type="string">
            <text:p>TRANSLAT.UKF</text:p>
          </table:table-cell>
          <table:table-cell office:value-type="string">
            <text:p>WHATSNEW.UKF</text:p>
          </table:table-cell>
          <table:table-cell table:number-columns-repeated="1016"/>
        </table:table-row>
        <table:table-row table:style-name="ro1">
          <table:table-cell office:value-type="string">
            <text:p>$P <text:s text:c="5"/>.ALG</text:p>
          </table:table-cell>
          <table:table-cell table:style-name="Default"/>
          <table:table-cell office:value-type="string">
            <text:p>$HR80 <text:s text:c="2"/>.ALG</text:p>
          </table:table-cell>
          <table:table-cell table:number-columns-repeated="1021"/>
        </table:table-row>
        <table:table-row table:style-name="ro1">
          <table:table-cell office:value-type="string">
            <text:p>$COPYRT .ALG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number-columns-repeated="7" office:value-type="string">
            <text:p>$SPONSOR.UK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$LOGO <text:s text:c="2"/>.UK</text:p>
          </table:table-cell>
          <table:table-cell office:value-type="string">
            <text:p>$LOGO <text:s text:c="2"/>.UK2</text:p>
          </table:table-cell>
          <table:table-cell table:number-columns-repeated="5" office:value-type="string">
            <text:p>$LOGO <text:s text:c="2"/>.UK</text:p>
          </table:table-cell>
          <table:table-cell table:number-columns-repeated="1016"/>
        </table:table-row>
        <table:table-row table:style-name="ro1">
          <table:table-cell table:number-columns-repeated="8" office:value-type="string">
            <text:p>$BODYEND.ALG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-08-2010</text:date>, <text:time>13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8M55S</meta:editing-duration>
    <meta:editing-cycles>11</meta:editing-cycles>
    <meta:generator>OpenOffice.org/3.2$Win32 OpenOffice.org_project/320m12$Build-9483</meta:generator>
    <dc:date>2010-08-30T13:23:57.89</dc:date>
    <dc:creator>Abe Kornelis</dc:creator>
    <meta:document-statistic meta:table-count="1" meta:cell-count="86" meta:object-count="0"/>
    <meta:user-defined meta:name="Info 1"/>
    <meta:user-defined meta:name="Info 2"/>
    <meta:user-defined meta:name="Info 3"/>
    <meta:user-defined meta:name="Info 4"/>
  </office:meta>
</office:document-meta>
</file>